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</office:automatic-styles>
  <office:body>
    <office:text>
      <text:p text:style-name="P1"><text:span text:style-name="T1">Rapport till handledningsmöte 16-04-26</text:span></text:p>
      <text:p text:style-name="P1"><text:span text:style-name="T1">Grupp 10 HitIt</text:span></text:p>
      <text:p text:style-name="P1"><text:span text:style-name="T2"/></text:p>
      <text:p text:style-name="P1"><text:span text:style-name="T3">Tidrapport</text:span></text:p>
      <text:p text:style-name="P1"><text:span text:style-name="T4">Antal rapporterade timmar: </text:span></text:p>
      <text:p text:style-name="P1"><text:span text:style-name="T4">Kalle Hovstadius: 20 h, 25%</text:span></text:p>
      <text:p text:style-name="P1"><text:span text:style-name="T5"/></text:p>
      <text:p text:style-name="P1"><text:span text:style-name="T6">Maximilian Törn Almö: 20 h, 25%</text:span></text:p>
      <text:p text:style-name="P1"><text:span text:style-name="T7"/></text:p>
      <text:p text:style-name="P1"><text:span text:style-name="T8">Mohanned Jaballah: 20 h, 25%</text:span></text:p>
      <text:p text:style-name="P1"><text:span text:style-name="T9"/></text:p>
      <text:p text:style-name="P1"><text:span text:style-name="T10">Shervin Mansouri: 20 h, 25%</text:span></text:p>
      <text:p text:style-name="P1"><text:span text:style-name="T11"/></text:p>
      <text:p text:style-name="P1"><text:span text:style-name="T12">Gruppens timmar sammanlagt: 400 h (av 960h), 42% </text:span></text:p>
      <text:p text:style-name="P1"><text:span text:style-name="T13"/></text:p>
      <text:p text:style-name="P1"><text:span text:style-name="T14">Arbete sedan senaste handledningsmöte</text:span></text:p>
      <text:p text:style-name="P2"><text:span text:style-name="T15">Kalle Hovstadius</text:span></text:p>
      <text:p text:style-name="P2"><text:span text:style-name="T16"/></text:p>
      <text:p text:style-name="P2"><text:span text:style-name="T17">Fördjupning i HTML, CSS, JavaScript, ASP NET MVC i Visual Studio.<text:line-break/>Dokumentation. Jobbade med designdokument. </text:span></text:p>
      <text:p text:style-name="P2"><text:span text:style-name="T17">Implementerade funktionella krav och testade dessa.</text:span></text:p>
      <text:p text:style-name="P2"><text:span text:style-name="T17">Planerat "Sprint3"</text:span></text:p>
      <text:p text:style-name="P2"><text:span text:style-name="T18"/></text:p>
      <text:p text:style-name="P2"><text:span text:style-name="T19">Maximilian Törn Almö</text:span></text:p>
      <text:p text:style-name="P2"><text:span text:style-name="T20"/></text:p>
      <text:p text:style-name="P2"><text:span text:style-name="T21">Fördjupning i HTML, CSS, JavaScript, ASP NET MVC i Visual Studio. <text:line-break/>Dokumentation. Jobbade med designdokument. Gjorde "Session on" sida.</text:span></text:p>
      <text:p text:style-name="P2"><text:span text:style-name="T21">Implementerade funktionella krav och testade dessa.</text:span></text:p>
      <text:p text:style-name="P2"><text:span text:style-name="T21">Planerat "Sprint3"</text:span></text:p>
      <text:p text:style-name="P2"><text:span text:style-name="T22"/></text:p>
      <text:p text:style-name="P2"><text:span text:style-name="T23">Mohanned Jaballah</text:span></text:p>
      <text:p text:style-name="P2"><text:span text:style-name="T24"/></text:p>
      <text:p text:style-name="P2"><text:span text:style-name="T25">Fördjupning i HTML, CSS, JavaScript, ASP NET MVC i Visual Studio. <text:line-break/>Dokumentation, Jobbade med designdokument. Gjorde "about us" sidan.</text:span></text:p>
      <text:p text:style-name="P2"><text:span text:style-name="T25">Planerat "Sprint3"</text:span></text:p>
      <text:p text:style-name="P2"><text:span text:style-name="T26"/></text:p>
      <text:p text:style-name="P2"><text:span text:style-name="T27">Shervin Mansouri</text:span></text:p>
      <text:p text:style-name="P2"><text:span text:style-name="T28"/></text:p>
      <text:p text:style-name="P2"><text:span text:style-name="T29">Fördjupning i HTML, CSS, JavaScript, ASP NET MVC i Visual Studio. <text:line-break/>Dokumentation och design av logga.<text:s text:c="2"/>Jobbade med designdokument. </text:span></text:p>
      <text:p text:style-name="P2"><text:span text:style-name="T29">Planerat "Sprint3"</text:span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0"/></text:p>
      <text:p text:style-name="P3"><text:span text:style-name="T31">Planerat arbete kommande vecka</text:span></text:p>
      <text:p text:style-name="P3"><text:span text:style-name="T32">Kalle Hovstadius</text:span></text:p>
      <text:p text:style-name="P3"><text:span text:style-name="T33"/></text:p>
      <text:p text:style-name="P3"><text:span text:style-name="T34">Fördjupning i Databas. Fixa tillgång till server, och koppling av information till användarens konto. Kunna spara filer till databas.</text:span></text:p>
      <text:p text:style-name="P3"><text:span text:style-name="T34"/></text:p>
      <text:p text:style-name="P3"><text:span text:style-name="T35"/></text:p>
      <text:p text:style-name="P3"><text:span text:style-name="T36">Maximilian Törn Almö</text:span></text:p>
      <text:p text:style-name="P3"><text:span text:style-name="T37"/></text:p>
      <text:p text:style-name="P4"><text:span text:style-name="T38">Fördjupning i Databas. Fixa tillgång till server, och koppling av information till användarens konto. Kunna spara filer till databas.</text:span></text:p>
      <text:p text:style-name="P5"><text:span text:style-name="T39"/></text:p>
      <text:p text:style-name="P5"><text:span text:style-name="T40">Mohanned Jaballah</text:span></text:p>
      <text:p text:style-name="P5"><text:span text:style-name="T41"/></text:p>
      <text:p text:style-name="P6"><text:span text:style-name="T42">Fördjupning i Databas. Fixa tillgång till server, och koppling av information till användarens konto. Kunna spara filer till databas.</text:span></text:p>
      <text:p text:style-name="P7"><text:span text:style-name="T43"/></text:p>
      <text:p text:style-name="P7"><text:span text:style-name="T44">Shervin Mansouri</text:span></text:p>
      <text:p text:style-name="P7"><text:span text:style-name="T45"/></text:p>
      <text:p text:style-name="P8"><text:span text:style-name="T46">Fördjupning i Databas. Fixa tillgång till server, och koppling av information till användarens konto. Kunna spara filer till databas.</text:span></text:p>
      <text:p text:style-name="P9"><text:span text:style-name="T47"/></text:p>
      <text:p text:style-name="P9"><text:span text:style-name="T47"/></text:p>
      <text:p text:style-name="P9"><text:span text:style-name="T47"/></text:p>
      <text:p text:style-name="P9"><text:span text:style-name="T48">Aktuella utmaningar</text:span></text:p>
      <text:p text:style-name="P9"><text:span text:style-name="T49"/></text:p>
      <text:p text:style-name="P9"><text:span text:style-name="T49">Få databasen att fungera på servern.</text:span></text:p>
      <text:p text:style-name="P9"><text:span text:style-name="T50"/></text:p>
      <text:p text:style-name="P9"><text:span text:style-name="T50"/></text:p>
      <text:p text:style-name="P9"><text:span text:style-name="T50"/></text:p>
      <text:p text:style-name="P9"><text:span text:style-name="T50"/></text:p>
      <text:p text:style-name="P9"><text:span text:style-name="T50"/></text:p>
      <text:p text:style-name="P9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